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Vijay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spective UMTYMP Student Essay Questions</text:p>
      <text:p text:style-name="P4"/>
      <text:list xml:id="list38724971" text:style-name="L1">
        <text:list-item>
          <text:p text:style-name="P5">What is the main reason YOU would like to participate in UMTYMP?</text:p>
          <text:p text:style-name="P5"/>
          <text:p text:style-name="P1">I would like to participate in UMTYMP because I am interested in learning algebra which my school does not offer at 6<text:span text:style-name="T1">th</text:span> or 7<text:span text:style-name="T1">th</text:span> grade. I would like to learn math at a faster and deeper pace than my school does it. I have had relatives which told me about their good experiences at UMTYMP <text:s/>and I thought that I might like to join too.</text:p>
          <text:p text:style-name="P1"/>
        </text:list-item>
        <text:list-item>
          <text:p text:style-name="P5">Complete the following sentence; <text:span text:style-name="T3">I am interested in studying mathematics because …</text:span></text:p>
          <text:p text:style-name="P5"><text:span text:style-name="T3"/></text:p>
          <text:p text:style-name="P6"><text:span text:style-name="T4">I am interested in studying mathematics because I want to be a researcher when I grow up. I want to study things and look at them in new ways. I want to cure diseases and rescue animals and all of that is impossible if you don't have a decent amount mathematical skills. Math is fun on its own without my motives.</text:span></text:p>
          <text:p text:style-name="P6"><text:span text:style-name="T4"/></text:p>
        </text:list-item>
        <text:list-item>
          <text:p text:style-name="P6">List any/all special mathematics experiences you have had.</text:p>
          <text:p text:style-name="P6"/>
          <text:p text:style-name="P3">I am in the accelerated curriculum and took a short course on “Introduction to Algebra” which was really fun but it only lasted about 3 weeks. I was also in a Math Masters program and I am right now in a Math Counts program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6"/>Isadora White <text:s text:c="95"/>11/1/12</text:p>
      <text:p text:style-name="P2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2-11-01T18:56:19.35</meta:creation-date>
    <dc:date>2012-11-02T08:41:49.66</dc:date>
    <dc:creator>Isadora White</dc:creator>
    <meta:editing-duration>PT13H27M53S</meta:editing-duration>
    <meta:editing-cycles>3</meta:editing-cycles>
    <meta:generator>OpenOffice.org/3.3$Win32 OpenOffice.org_project/330m20$Build-9567</meta:generator>
    <meta:printed-by>Isadora White</meta:printed-by>
    <meta:print-date>2012-11-02T08:35:39.67</meta:print-date>
    <meta:document-statistic meta:table-count="0" meta:image-count="0" meta:object-count="0" meta:page-count="1" meta:paragraph-count="9" meta:word-count="214" meta:character-count="1249"/>
  </office:meta>
</office:document-meta>
</file>